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/>
      <table:table table:name="tablaR141" table:style-name="ta1">
        <table:table-column table:style-name="co1" table:number-columns-repeated="4" table:default-cell-style-name="Default"/>
        <table:table-row table:style-name="ro1">
          <table:table-cell office:value-type="string">
            <text:p>peso</text:p>
          </table:table-cell>
          <table:table-cell office:value-type="string">
            <text:p>minutos</text:p>
          </table:table-cell>
          <table:table-cell office:value-type="string">
            <text:p>atributo</text:p>
          </table:table-cell>
          <table:table-cell office:value-type="string">
            <text:p>atributo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office:value-type="string">
            <text:p>tubo3</text:p>
          </table:table-cell>
        </table:table-row>
        <table:table-row table:style-name="ro1">
          <table:table-cell office:value-type="float" office:value="23.1">
            <text:p>23,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ubo3</text:p>
          </table:table-cell>
        </table:table-row>
        <table:table-row table:style-name="ro1">
          <table:table-cell office:value-type="float" office:value="23.3">
            <text:p>23,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tubo4</text:p>
          </table:table-cell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tubo5</text:p>
          </table:table-cell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tubo5</text:p>
          </table:table-cell>
        </table:table-row>
      </table:table>
      <table:table table:name="tablaR142" table:style-name="ta1">
        <table:table-column table:style-name="co1" table:number-columns-repeated="2" table:default-cell-style-name="Default"/>
        <table:table-row table:style-name="ro1">
          <table:table-cell office:value-type="string">
            <text:p>glucosa</text:p>
          </table:table-cell>
          <table:table-cell office:value-type="string">
            <text:p>dosis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0">
            <text:p>10</text:p>
          </table:table-cell>
        </table:table-row>
      </table:table>
      <table:table table:name="tablaR143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3">
          <table:table-cell table:style-name="Default" office:value-type="string">
            <text:p>fecha</text:p>
          </table:table-cell>
          <table:table-cell office:value-type="string">
            <text:p>peso</text:p>
          </table:table-cell>
          <table:table-cell/>
        </table:table-row>
        <table:table-row table:style-name="ro1">
          <table:table-cell office:value-type="date" office:date-value="2016-02-01">
            <text:p>01/02/16</text:p>
          </table:table-cell>
          <table:table-cell office:value-type="float" office:value="20">
            <text:p>20</text:p>
          </table:table-cell>
          <table:table-cell table:style-name="ce1"/>
        </table:table-row>
        <table:table-row table:style-name="ro1">
          <table:table-cell office:value-type="date" office:date-value="2016-02-03">
            <text:p>03/02/16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date" office:date-value="2016-02-05">
            <text:p>05/02/1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date" office:date-value="2016-02-17">
            <text:p>17/02/1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date" office:date-value="2016-02-18">
            <text:p>18/02/16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date" office:date-value="2016-02-20">
            <text:p>20/02/16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date" office:date-value="2016-02-25">
            <text:p>25/02/1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date" office:date-value="2016-03-10">
            <text:p>10/03/16</text:p>
          </table:table-cell>
          <table:table-cell office:value-type="float" office:value="56">
            <text:p>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</meta:initial-creator>
    <meta:creation-date>2016-09-03T08:57:57</meta:creation-date>
    <meta:generator>LibreOffice/3.5$Linux_x86 LibreOffice_project/350m1$Build-2</meta:generator>
    <dc:date>2017-10-10T07:19:55</dc:date>
    <dc:creator>alfredo </dc:creator>
    <meta:editing-duration>P0D</meta:editing-duration>
    <meta:editing-cycles>6</meta:editing-cycles>
    <meta:document-statistic meta:table-count="3" meta:cell-count="64" meta:object-count="0"/>
  </office:meta>
</office:document-meta>
</file>